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ishStemmer.stem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panishStemmer.r_mark_regions(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SpanishStemmer.r_y_verb_suffix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panishStemmer.r_attached_prono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panish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7">
            <text:p text:style-name="Table_20_Contents">16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anishStemmer.r_residual_suffix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panishStemmer.r_postlud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panishStemmer.r_R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nishStemmer.copy_from( Spanis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nishStemmer.r_standard_suffix(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00">
            <text:p text:style-name="Table_20_Contents">200</text:p>
          </table:table-cell>
        </table:table-row>
        <table:table-row>
          <table:table-cell office:value-type="string">
            <text:p text:style-name="Table_20_Contents">SpanishStemmer.r_verb_suffix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panish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